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Standard" style:list-style-name="L1">
      <style:text-properties style:font-name="Arial"/>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rianten von Produkt</text:h>
      <text:p text:style-name="P1"/>
      <text:p text:style-name="P1">Varianten von Produkten können dazu verwendet werden um Vertriebsprodukte abzubilden, die auf einem Bestandsprodukt basieren. Die Vertriebsprodukte schränken in der Regel die Bestandsprodukte ein. Genauer Vertriebsprodukte können Wertebereiche von Vertragsattributen weiter einschränken. Darüber hinaus können Vertriebsprodukte weitere Attribute haben, die die Vertriebsspezifischen Produkteigenschaften beschreiben.</text:p>
      <text:p text:style-name="P1"/>
      <text:h text:style-name="Heading_20_1" text:outline-level="1">Wie kann man Varianten im Code Abbilden</text:h>
      <text:p text:style-name="P1"/>
      <text:h text:style-name="Heading_20_2" text:outline-level="2">Dekorator von Produktklassen:</text:h>
      <text:p text:style-name="P1">Es gibt für jede Produktklasse eine Dekoratorklasse. In einer Dekoratorklasse wird eine Method die den Wertebereich für ein Attribut zurückgibt überschrieben und gibt den für die Variante definierte Wertebereich zurück. Wird der Wertebereich eines Attributes nicht durch die Variante eingeschänkt, wird an die Methode des Delegatee delegiert.</text:p>
      <text:p text:style-name="P1">Variantenspezifische Attribute werden den Dekoratorklassen hinzugefügt.</text:p>
      <text:p text:style-name="P1"/>
      <text:p text:style-name="P1">Probleme:</text:p>
      <text:list text:style-name="L1">
        <text:list-item>
          <text:p text:style-name="P2">Es werden sehr viele neue Klassen generiert, wobei in der Regel nur sehr wenige Wertebereiche eingeschränkt werden.</text:p>
        </text:list-item>
        <text:list-item>
          <text:p text:style-name="P2">Hat man Ableitungshierarchien wie z.B. Produkt, Hausratbasisprodukt, Hausratprodukt wird es recht komplex die Dekoratorklassen hierfür zu erzeugen.</text:p>
        </text:list-item>
      </text:list>
      <text:p text:style-name="P1"/>
      <text:h text:style-name="Heading_20_2" text:outline-level="2">Proxies von Produktklassen:</text:h>
      <text:p text:style-name="P1">Wie Dekoratorklassen jedoch unterstützt man nicht varianteneigene Attribute.</text:p>
      <text:h text:style-name="Heading_20_2" text:outline-level="2">Eigene Variantenklasse:</text:h>
      <text:p text:style-name="P1">Es gibt eine Variantenklasse die die Wertebereichsmethoden der Attribute die in der Variante eingeschränkt werden enthält. Diese Klasse wird einer Produktklasse im Konstruktor übergeben. An den Wertebereichsmethoden der Produktklasse die durch die Variante eingeschränkt werden, wird an die Methode der Variantenklasse delegiert.</text:p>
      <text:p text:style-name="P1">Ein Produktklassenobjekt dem eine Variantenobjekt übergeben wird, muss eine Kopie einer „originalen“ Produktklasse sein. </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peter erzberger</meta:initial-creator>
    <meta:creation-date>2008-08-22T13:19:01</meta:creation-date>
    <dc:creator>peter erzberger</dc:creator>
    <dc:date>2008-08-22T15:49:25</dc:date>
    <dc:language>de-DE</dc:language>
    <meta:editing-cycles>18</meta:editing-cycles>
    <meta:editing-duration>PT2H18M57S</meta:editing-duration>
    <meta:user-defined meta:name="Info 1"/>
    <meta:user-defined meta:name="Info 2"/>
    <meta:user-defined meta:name="Info 3"/>
    <meta:user-defined meta:name="Info 4"/>
    <meta:document-statistic meta:table-count="0" meta:image-count="0" meta:object-count="0" meta:page-count="1" meta:paragraph-count="14" meta:word-count="214" meta:character-count="1765"/>
  </office:meta>
</office:document-meta>
</file>